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text-transform="uppercase" fo:font-weight="bold" style:font-size-asian="10.5pt" style:font-weight-asian="normal" style:font-weight-complex="600"/>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variant="normal" fo:text-transform="none" fo:font-weight="normal" style:font-size-asian="10.5pt"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fo:padding="0.074cm" fo:border-left="none" fo:border-right="none" fo:border-top="none" fo:border-bottom="0.06pt solid #000000" style:join-border="false"/>
      <style:text-properties fo:text-transform="uppercase" fo:font-weight="bold" style:font-size-asian="10.5pt" style:font-weight-asian="normal" style:font-weight-complex="600"/>
    </style:style>
    <style:style style:name="P18" style:family="paragraph" style:parent-style-name="Standard">
      <style:paragraph-properties fo:text-align="center" style:justify-single-word="false" fo:padding="0.074cm" fo:border-left="none" fo:border-right="none" fo:border-top="none" fo:border-bottom="0.06pt solid #000000" style:join-border="false"/>
    </style:style>
    <style:style style:name="P19"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velopers : Florian Guérin, Reda Lyazidi, Simon Moreau, Nicolas Moreaud, Gaëtan Windels</text:p>
      <text:p text:style-name="P5">Date : 27/03/2013</text:p>
      <text:p text:style-name="P3"/>
      <text:p text:style-name="P3"/>
      <text:p text:style-name="P3"/>
      <text:p text:style-name="P17"/>
      <text:p text:style-name="P3"/>
      <text:p text:style-name="P3">Developer Documentation</text:p>
      <text:p text:style-name="P18"/>
      <text:p text:style-name="P4"/>
      <text:p text:style-name="P4"/>
      <text:p text:style-name="P4"/>
      <text:p text:style-name="P6"/>
      <text:p text:style-name="P14">I/ Work with the project </text:p>
      <text:p text:style-name="P6"/>
      <text:p text:style-name="P6"/>
      <text:p text:style-name="P1">Get the project :</text:p>
      <text:p text:style-name="P9"/>
      <text:p text:style-name="P9"><text:span text:style-name="Teletype"><text:span text:style-name="T3">The project is hosted at google code : </text:span></text:span><text:a xlink:type="simple" xlink:href="http://code.google.com/p/ped-myparty"><text:span text:style-name="Teletype"><text:span text:style-name="T3">http://code.google.com/p/ped-myparty</text:span></text:span></text:a></text:p>
      <text:p text:style-name="P9"><text:span text:style-name="Teletype"><text:span text:style-name="T3">You can access the sources via subversion :</text:span></text:span></text:p>
      <text:p text:style-name="P9"><text:bookmark text:name="checkoutcmd"/><text:span text:style-name="Teletype"><text:span text:style-name="T2">svn checkout </text:span></text:span><text:span text:style-name="Teletype"><text:span text:style-name="Strong_20_Emphasis"><text:span text:style-name="Emphasis"><text:span text:style-name="T2">http</text:span></text:span></text:span></text:span><text:span text:style-name="Teletype"><text:span text:style-name="T2">://ped-myparty.googlecode.com/svn/trunk/ ped-myparty-read-only</text:span></text:span></text:p>
      <text:p text:style-name="P8"/>
      <text:p text:style-name="P8"/>
      <text:p text:style-name="P10">Import the project in an IDE :</text:p>
      <text:p text:style-name="P10"/>
      <text:p text:style-name="P11">Ticket designer : it can be imported as a C/C++ project with NetBeans.</text:p>
      <text:p text:style-name="P11">Main project : it can be imported in Eclipse using either m2eclipse or the « mvn eclipse:eclipse <text:s/>-Dwtpversion=2.0 » command.</text:p>
      <text:p text:style-name="P6"/>
      <text:p text:style-name="P6"/>
      <text:p text:style-name="P1">Compile the project :</text:p>
      <text:p text:style-name="P6"/>
      <text:p text:style-name="P6">You can either compile the project from a console or from eclipse.</text:p>
      <text:p text:style-name="P6"/>
      <text:list xml:id="list71912634" text:style-name="L1">
        <text:list-item>
          <text:p text:style-name="P7">Compile the ticket designer</text:p>
          <text:p text:style-name="P7"/>
        </text:list-item>
      </text:list>
      <text:p text:style-name="P9"><text:tab/>You must go to the directory « trunk/frontend/src/main/java/svg-edit ». Then you run the command « make clean install ». This will copy the build ticket designer to the webapp directory of the main java project.</text:p>
      <text:p text:style-name="P9">On linux/mac : make clean install is native, but you'll need to install python.</text:p>
      <text:p text:style-name="P9">On windows : neither mingw nor nmake works. You must use cygwin with make, java and python installed.</text:p>
      <text:p text:style-name="P9">Please note that the build ticket editor is portable : you can compile it on linux and paste it on windows.</text:p>
      <text:p text:style-name="P6"/>
      <text:list xml:id="list1448351264" text:continue-numbering="true" text:style-name="L1">
        <text:list-item>
          <text:p text:style-name="P7">Compile the main project</text:p>
        </text:list-item>
      </text:list>
      <text:p text:style-name="P6"/>
      <text:p text:style-name="P6">First install Maven 3 or Maven 2 on your machine. Then go to the trunk directory and do a mvn clean install.</text:p>
      <text:p text:style-name="P6"/>
      <text:p text:style-name="P6"/>
      <text:p text:style-name="P1">Running the project :</text:p>
      <text:p text:style-name="P1"><text:soft-page-break/></text:p>
      <text:p text:style-name="P12">Maven : in the directory « trunk/frontend », use mvn jetty:run.</text:p>
      <text:p text:style-name="P6">You need to install inkscape and add it to the path to get the best performances. </text:p>
      <text:p text:style-name="P6"/>
      <text:p text:style-name="P1">Deploy the project : </text:p>
      <text:p text:style-name="P1"/>
      <text:p text:style-name="P12">http://stackoverflow.com/questions/3172824/how-to-deploy-to-jettys-container</text:p>
      <text:p text:style-name="P1"/>
      <text:p text:style-name="P1"/>
      <text:p text:style-name="P1"/>
      <text:p text:style-name="P14">II/ Project content</text:p>
      <text:p text:style-name="P6"/>
      <text:p text:style-name="P6"/>
      <text:p text:style-name="P1">Environment :</text:p>
      <text:p text:style-name="P19"/>
      <text:p text:style-name="P19">IDE : Eclipse (Java 6), Netbeans (Javascript)</text:p>
      <text:p text:style-name="P19">SCM : Svn</text:p>
      <text:p text:style-name="Text_20_body">PROJECT : Maven</text:p>
      <text:p text:style-name="Text_20_body">DB : one for tests (H2Database), one for prod (MySQL) </text:p>
      <text:p text:style-name="Text_20_body">ORM : Hibernate (JPA)</text:p>
      <text:p text:style-name="Text_20_body">SERVER : Jetty 8</text:p>
      <text:p text:style-name="P19">PRESENTATION FRAMEWORK : Jsf 2.0, PrimeFaces</text:p>
      <text:p text:style-name="P19">RESPONSIVE DESIGN : Bootstrap</text:p>
      <text:p text:style-name="P19"/>
      <text:p text:style-name="P6"><text:span text:style-name="T1">Ticket designer :</text:span></text:p>
      <text:p text:style-name="P6"><text:span text:style-name="T1"/></text:p>
      <text:p text:style-name="P15">Summary</text:p>
      <text:p text:style-name="P6"><text:span text:style-name="T1"/></text:p>
      <text:p text:style-name="P12">The project is a modification of svg-edit : <text:a xlink:type="simple" xlink:href="http://code.google.com/p/svg-edit/">http://code.google.com/p/svg-edit/</text:a></text:p>
      <text:p text:style-name="P12">It works well on Firefox 10 and Google Chrome 25.</text:p>
      <text:p text:style-name="P12">The buttons strange behave on opera.</text:p>
      <text:p text:style-name="P12">Some icons may not be loaded on Internet Explorer 10, due to missing icons duplication (see the images directory content and the svg_edit_icons.svg file).</text:p>
      <text:p text:style-name="P12">The project has not been tested with Apple Safari.</text:p>
      <text:p text:style-name="P12"/>
      <text:p text:style-name="P12">What has been added to svg-edit is :</text:p>
      <text:p text:style-name="P12">QRCode management</text:p>
      <text:p text:style-name="P12">Image mandatory embedding</text:p>
      <text:p text:style-name="P12">Image from url and file (File API is HTML5)</text:p>
      <text:p text:style-name="P12">Id and Name buttons</text:p>
      <text:p text:style-name="P12">Save as function</text:p>
      <text:p text:style-name="P12">Preview and validate buttons</text:p>
      <text:p text:style-name="P12">Text alignment</text:p>
      <text:p text:style-name="P12"/>
      <text:p text:style-name="P12">What was removed is :</text:p>
      <text:p text:style-name="P12">Layers support</text:p>
      <text:p text:style-name="P12"/>
      <text:p text:style-name="P15">Notes</text:p>
      <text:p text:style-name="P15"><text:soft-page-break/></text:p>
      <text:p text:style-name="P12">Image embedding is a great deal, it is achived in setImageUrl function. It supports external svg file openning, thought there might be little bugs when opening these.</text:p>
      <text:p text:style-name="P12">QRCode images must not be embedded as data urls because they are parsed in the frontend java servlets.</text:p>
      <text:p text:style-name="P12">The targetted browsers have not been updated, the image file browser may used unsupported functionnalities of the browser.</text:p>
      <text:p text:style-name="P12"/>
      <text:p text:style-name="P12"/>
      <text:p text:style-name="P1">Frontend servlets : </text:p>
      <text:p text:style-name="P1"/>
      <text:p text:style-name="P12">The frontend servlets interact with the ticket designer.</text:p>
      <text:p text:style-name="P13">We use inkscape (good performances) and batik (very bad performances) to generate the tickets PDF. The pdf rendering should not differ between inkscape and batik. However, there might be problems with scaled images because inkscape ill-interprets the SVG image preserveAspectRatio property. It must be set to « midXmidY » by default or have a relevant value in every image.</text:p>
      <text:p text:style-name="P13"/>
      <text:p text:style-name="P13">The texts containing $ID$ and $NAME$ are replaced with specific text. However, these strings may appear everywhere in the svg file, beacuse the svg file is not escaped.</text:p>
      <text:p text:style-name="P13"/>
      <text:p text:style-name="P13"/>
      <text:p text:style-name="P16">Files</text:p>
      <text:p text:style-name="P2"/>
      <text:p text:style-name="P13">We create files on the server, of three king : permanent, static and temporary.</text:p>
      <text:p text:style-name="P13">- Permanent files are not accessible at client side.</text:p>
      <text:p text:style-name="P13">- Static files are accessible at client side (ex : svg generic tickets → displayed in the administrator view but they should be protected).</text:p>
      <text:p text:style-name="P13">- Temporary files are auto-deleted within a fixed period time (ex : 10 minutes).</text:p>
      <text:p text:style-name="P2"/>
      <text:p text:style-name="P13">In peculiar, the tickets that are sent to the clients are created dynamically as termporary files to reduce the server disk space load.</text:p>
      <text:p text:style-name="P13"/>
      <text:p text:style-name="P2">Back-end :</text:p>
      <text:p text:style-name="P13"/>
      <text:p text:style-name="P13">The back-end uses a database for the development environment (H2Database) , and an other for the production environment (MySQL).</text:p>
      <text:p text:style-name="P13">In MySQL, you have to create a database myparty and you can import the dataset myparty.sql given with the software.</text:p>
      <text:p text:style-name="P13">Configurations are in the file src/main/resources/persistence.xml, you have to edit it with the url of your database if you choose to apply changes.</text:p>
      <text:p text:style-name="P13"/>
      <text:p text:style-name="P13">The back-end also provides REST services for the Android application. It uses RESTEasy and Jackson. The configuration is present in the web.xml of the front-end as the</text:p>
      <text:p text:style-name="P13"/>
      <text:p text:style-name="P13"/>
      <text:p text:style-name="P13"/>
      <text:p text:style-name="P13"/>
      <text:p text:style-name="P13"/>
      <text:p text:style-name="P2">Front-end :</text:p>
      <text:p text:style-name="P13"/>
      <text:p text:style-name="P13"/>
      <text:p text:style-name="P2">Security :</text:p>
      <text:p text:style-name="P2"><text:soft-page-break/></text:p>
      <text:p text:style-name="P13">The security side is not completed : a non admin can access to the newParty page. A non ticket scanner user can access to the rest services.</text:p>
      <text:p text:style-name="P13">To embed images from url in the svg files, we use an internal proxy ; this may lead to much server load.</text:p>
      <text:p text:style-name="P13"/>
      <text:p text:style-name="P2">Bugs :</text:p>
      <text:p text:style-name="P2"/>
      <text:p text:style-name="P13">There are a few character encoding bugs in the project in the servlets that store files (but it does not appear as a problem in local testing) and in the edit party bean.</text:p>
      <text:p text:style-name="P13"/>
      <text:p text:style-name="P13">Tomcat does not deploy well because it doesn't use the backend persistence file. This is due to the maven multi-module architecture. It should be fixed using Spring.</text:p>
      <text:p text:style-name="P13"/>
      <text:p text:style-name="P13">In the ticket designer, if the administrator session expired, he cannot validate his ti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Bitstream Vera Sans Mono" style:font-name-asian="WenQuanYi Zen Hei Mono" style:font-name-complex="FreeSans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oreaud</meta:initial-creator>
    <meta:creation-date>2013-03-27T11:26:25</meta:creation-date>
    <dc:date>2013-03-27T13:43:52</dc:date>
    <dc:creator>Nicolas Moreaud</dc:creator>
    <meta:editing-duration>PT1H39M6S</meta:editing-duration>
    <meta:editing-cycles>10</meta:editing-cycles>
    <meta:generator>LibreOffice/3.5$Linux_X86_64 LibreOffice_project/350m1$Build-2</meta:generator>
    <meta:document-statistic meta:table-count="0" meta:image-count="0" meta:object-count="0" meta:page-count="4" meta:paragraph-count="79" meta:word-count="876" meta:character-count="5210" meta:non-whitespace-character-count="4459"/>
  </office:meta>
</office:document-meta>
</file>